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officeooo:rsid="000334a6" officeooo:paragraph-rsid="000334a6" style:font-size-asian="11pt" style:font-size-complex="11pt"/>
    </style:style>
    <style:style style:name="P5" style:family="paragraph" style:parent-style-name="Standard_7e_LT_7e_Gliederung_20_1">
      <style:paragraph-properties fo:margin-top="0cm" fo:margin-bottom="0cm" style:contextual-spacing="false"/>
      <style:text-properties style:use-window-font-color="true" style:font-name="Calibri" fo:font-size="11pt" officeooo:rsid="000334a6" officeooo:paragraph-rsid="000334a6" style:font-size-asian="11pt" style:font-size-complex="11pt"/>
    </style:style>
    <style:style style:name="P6" style:family="paragraph" style:parent-style-name="Standard_7e_LT_7e_Gliederung_20_1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334a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7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1pt" officeooo:rsid="0005f17c" officeooo:paragraph-rsid="0005f17c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5f17c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334a6" officeooo:paragraph-rsid="0005f17c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/>
    </style:style>
    <style:style style:name="T2" style:family="text">
      <style:text-properties fo:color="#ff0000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officeooo:rsid="000334a6"/>
    </style:style>
    <style:style style:name="T7" style:family="text">
      <style:text-properties fo:color="#999999"/>
    </style:style>
    <style:style style:name="T8" style:family="text">
      <style:text-properties officeooo:rsid="0005f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6">2</text:span>-<text:span text:style-name="T8">2</text:span>.vbs</text:p>
      <text:p text:style-name="P3"/>
      <text:p text:style-name="P8"><text:span text:style-name="T5">Dim</text:span> firstNumber, secondNumber</text:p>
      <text:p text:style-name="P8"/>
      <text:p text:style-name="P8">firstNumber = <text:span text:style-name="T5">CInt</text:span>(InputBox(<text:span text:style-name="T7">"Enter the first number:"</text:span>))</text:p>
      <text:p text:style-name="P8">secondNumber = <text:span text:style-name="T5">CInt</text:span>(InputBox(<text:span text:style-name="T7">"Enter the second number:"</text:span>))</text:p>
      <text:p text:style-name="P8"/>
      <text:p text:style-name="P10">' Same as If firstNumber &lt;&gt; 5 Then</text:p>
      <text:p text:style-name="P8"><text:span text:style-name="T5">If</text:span> <text:span text:style-name="T5">Not</text:span> firstNumber = <text:span text:style-name="T2">5</text:span> <text:span text:style-name="T5">Then</text:span></text:p>
      <text:p text:style-name="P8"><text:s text:c="2"/>MsgBox <text:span text:style-name="T7">"First number is not 5"</text:span></text:p>
      <text:p text:style-name="P8"><text:span text:style-name="T5">End</text:span> <text:span text:style-name="T5">If</text:span></text:p>
      <text:p text:style-name="P8"/>
      <text:p text:style-name="P8"><text:span text:style-name="T5">If</text:span> firstNumber = <text:span text:style-name="T2">5 </text:span><text:span text:style-name="T5">And</text:span> secondNumber = <text:span text:style-name="T2">5</text:span> <text:span text:style-name="T5">Then</text:span></text:p>
      <text:p text:style-name="P10"><text:s text:c="2"/>'If branch</text:p>
      <text:p text:style-name="P8"><text:s text:c="2"/>MsgBox <text:span text:style-name="T7">"Both numbers equal 5"</text:span></text:p>
      <text:p text:style-name="P8"><text:span text:style-name="T5">ElseIf</text:span> firstNumber = <text:span text:style-name="T2">5</text:span> <text:span text:style-name="T5">Or</text:span> secondNumber =<text:span text:style-name="T2"> 5</text:span> <text:span text:style-name="T5">Then</text:span></text:p>
      <text:p text:style-name="P10"><text:s text:c="2"/>'ElseIf branch</text:p>
      <text:p text:style-name="P8"><text:s text:c="2"/>MsgBox <text:span text:style-name="T7">"At least one number equals 5"</text:span></text:p>
      <text:p text:style-name="P9">Else</text:p>
      <text:p text:style-name="P10"><text:s text:c="2"/>'Else branch</text:p>
      <text:p text:style-name="P8"><text:s text:c="2"/>MsgBox <text:span text:style-name="T7">"None of the numbers equals 5"</text:span></text:p>
      <text:p text:style-name="P8"><text:span text:style-name="T5">End</text:span> <text:span text:style-name="T5">If</text:span></text:p>
      <text:p text:style-name="P7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3T18:34:12.155000000</dc:date>
    <meta:editing-duration>PT1M39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9" meta:word-count="85" meta:character-count="648" meta:non-whitespace-character-count="568"/>
  </office:meta>
</office:document-meta>
</file>